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.Arabic UI Display" svg:font-family="'.Arabic UI Display', Tahoma, 'Iranian Serif', 'Noto Naskh Arabic', 'Iranian Sans', 'DejaVu Sans', serif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71in" fo:margin-left="-0.0021in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1.A" style:family="table-column">
      <style:table-column-properties style:column-width="0.4931in"/>
    </style:style>
    <style:style style:name="Table1.K" style:family="table-column">
      <style:table-column-properties style:column-width="0.491in"/>
    </style:style>
    <style:style style:name="Table1.L" style:family="table-column">
      <style:table-column-properties style:column-width="0.4951in"/>
    </style:style>
    <style:style style:name="Table1.M" style:family="table-column">
      <style:table-column-properties style:column-width="1.0104in"/>
    </style:style>
    <style:style style:name="Table1.1" style:family="table-row">
      <style:table-row-properties style:min-row-height="0.3785in" fo:keep-together="auto"/>
    </style:style>
    <style:style style:name="Table1.A1" style:family="table-cell" style:data-style-name="N100">
      <style:table-cell-properties style:vertical-align="middle" fo:background-color="#b2b2b2" fo:padding="0in" fo:border-left="2.75pt solid #000000" fo:border-right="none" fo:border-top="2.75pt solid #000000" fo:border-bottom="2.75pt solid #000000" style:writing-mode="page">
        <style:background-image/>
      </style:table-cell-properties>
    </style:style>
    <style:style style:name="Table1.M1" style:family="table-cell">
      <style:table-cell-properties style:vertical-align="middle" fo:padding="0in" fo:border="2.75pt solid #000000"/>
    </style:style>
    <style:style style:name="Table1.2" style:family="table-row">
      <style:table-row-properties style:min-row-height="0.4931in" fo:keep-together="auto"/>
    </style:style>
    <style:style style:name="Table1.A2" style:family="table-cell" style:data-style-name="N100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M2" style:family="table-cell" style:data-style-name="N0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 style:data-style-name="N100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3" style:family="table-cell" style:data-style-name="N0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K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M3" style:family="table-cell" style:data-style-name="N0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4" style:family="table-row">
      <style:table-row-properties style:min-row-height="1.1771in" fo:keep-together="auto"/>
    </style:style>
    <style:style style:name="Table1.B4" style:family="table-cell" style:data-style-name="N0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M4" style:family="table-cell">
      <style:table-cell-properties style:vertical-align="middle" fo:padding="0in" fo:border-left="2.75pt solid #000000" fo:border-right="2.75pt solid #000000" fo:border-top="none" fo:border-bottom="2.75pt solid #000000"/>
    </style:style>
    <style:style style:name="Table1.M5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6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7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8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9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10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11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12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13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14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15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16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M63" style:family="table-cell" style:data-style-name="N0">
      <style:table-cell-properties style:vertical-align="middle" fo:background-color="#dddddd" fo:padding="0in" fo:border-left="2.75pt solid #000000" fo:border-right="2.75pt solid #000000" fo:border-top="none" fo:border-bottom="2.75pt solid #000000">
        <style:background-image/>
      </style:table-cell-properties>
    </style:style>
    <style:style style:name="Table1.M64" style:family="table-cell" style:data-style-name="N0">
      <style:table-cell-properties style:vertical-align="middle" fo:padding="0in" fo:border-left="2.75pt solid #000000" fo:border-right="2.75pt solid #000000" fo:border-top="none" fo:border-bottom="2.75pt solid #000000"/>
    </style:style>
    <style:style style:name="Table1.M65" style:family="table-cell" style:data-style-name="N0">
      <style:table-cell-properties style:vertical-align="middle" fo:background-color="#dddddd" fo:padding="0in" fo:border-left="2.75pt solid #000000" fo:border-right="2.75pt solid #000000" fo:border-top="none" fo:border-bottom="2.75pt solid #000000">
        <style:background-image/>
      </style:table-cell-properties>
    </style:style>
    <style:style style:name="Table1.M66" style:family="table-cell" style:data-style-name="N0">
      <style:table-cell-properties style:vertical-align="middle" fo:padding="0in" fo:border-left="2.75pt solid #000000" fo:border-right="2.75pt solid #000000" fo:border-top="none" fo:border-bottom="2.75pt solid #000000"/>
    </style:style>
    <style:style style:name="Table1.M67" style:family="table-cell" style:data-style-name="N0">
      <style:table-cell-properties style:vertical-align="middle" fo:background-color="#dddddd" fo:padding="0in" fo:border-left="2.75pt solid #000000" fo:border-right="2.75pt solid #000000" fo:border-top="none" fo:border-bottom="2.75pt solid #000000">
        <style:background-image/>
      </style:table-cell-properties>
    </style:style>
    <style:style style:name="Table1.M68" style:family="table-cell" style:data-style-name="N0">
      <style:table-cell-properties style:vertical-align="middle" fo:padding="0in" fo:border-left="2.75pt solid #000000" fo:border-right="2.75pt solid #000000" fo:border-top="none" fo:border-bottom="2.75pt solid #000000"/>
    </style:style>
    <style:style style:name="Table1.M69" style:family="table-cell" style:data-style-name="N0">
      <style:table-cell-properties style:vertical-align="middle" fo:background-color="#dddddd" fo:padding="0in" fo:border-left="2.75pt solid #000000" fo:border-right="2.75pt solid #000000" fo:border-top="none" fo:border-bottom="2.75pt solid #000000">
        <style:background-image/>
      </style:table-cell-properties>
    </style:style>
    <style:style style:name="Table1.M70" style:family="table-cell" style:data-style-name="N0">
      <style:table-cell-properties style:vertical-align="middle" fo:padding="0in" fo:border-left="2.75pt solid #000000" fo:border-right="2.75pt solid #000000" fo:border-top="none" fo:border-bottom="2.75pt solid #000000"/>
    </style:style>
    <style:style style:name="Table1.M71" style:family="table-cell">
      <style:table-cell-properties style:vertical-align="middle" fo:background-color="#dddddd" fo:padding="0in" fo:border-left="2.75pt solid #000000" fo:border-right="2.75pt solid #000000" fo:border-top="none" fo:border-bottom="2.75pt solid #000000">
        <style:background-image/>
      </style:table-cell-properties>
    </style:style>
    <style:style style:name="P1" style:family="paragraph" style:parent-style-name="Heading_20_2">
      <loext:graphic-properties draw:fill="none" draw:fill-color="#ffffff" draw:opacity="100%"/>
      <style:paragraph-properties fo:text-align="center" style:justify-single-word="false" fo:background-color="transparent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 style:list-style-name="L2">
      <style:text-properties officeooo:paragraph-rsid="0011e43b"/>
    </style:style>
    <style:style style:name="P3" style:family="paragraph" style:parent-style-name="Standard">
      <style:paragraph-properties fo:text-align="center" style:justify-single-word="false" style:writing-mode="rl-tb"/>
      <style:text-properties fo:font-weight="bold" style:font-weight-asian="bold" style:font-name-complex="B Nazanin" style:font-weight-complex="bold"/>
    </style:style>
    <style:style style:name="P4" style:family="paragraph" style:parent-style-name="Table_20_Contents">
      <style:paragraph-properties fo:text-align="center" style:justify-single-word="false" style:writing-mode="rl-tb"/>
      <style:text-properties fo:font-variant="normal" fo:text-transform="none"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rsid="0011e43b" officeooo:paragraph-rsid="0011e43b" style:font-size-asian="12pt" style:font-style-asian="normal" style:font-weight-asian="normal" style:font-name-complex="B Nazanin" style:font-size-complex="2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 style:writing-mode="rl-tb"/>
      <style:text-properties style:font-name="B Nazanin" fo:font-size="18pt" fo:font-weight="bold" officeooo:paragraph-rsid="000b1808" style:font-size-asian="26pt" style:font-weight-asian="bold" style:font-name-complex="B Nazanin" style:font-size-complex="16pt" style:font-weight-complex="bold"/>
    </style:style>
    <style:style style:name="P6" style:family="paragraph" style:parent-style-name="Table_20_Contents" style:list-style-name="L2">
      <style:paragraph-properties fo:text-align="center" style:justify-single-word="false" style:writing-mode="rl-tb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P7" style:family="paragraph" style:parent-style-name="Table_20_Contents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4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 style:list-style-name="L2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bold" officeooo:paragraph-rsid="0011e43b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 style:list-style-name="L2">
      <loext:graphic-properties draw:fill="none"/>
      <style:paragraph-properties fo:margin-left="0.3118in" fo:margin-right="0in" fo:text-align="start" style:justify-single-word="false" fo:text-indent="-0.1252in" style:auto-text-indent="false" fo:background-color="transparent" text:number-lines="false" text:line-number="0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2">
      <loext:graphic-properties draw:fill="none"/>
      <style:paragraph-properties fo:text-align="center" style:justify-single-word="false" fo:background-color="transparent" text:number-lines="false" text:line-number="0" style:writing-mode="rl-tb"/>
      <style:text-properties style:font-name="B Nazanin" fo:font-size="12pt" fo:font-weight="bold" officeooo:paragraph-rsid="0011e43b" style:font-size-asian="12pt" style:font-weight-asian="bold" style:font-name-complex="B Nazanin" style:font-size-complex="12pt" style:font-weight-complex="bold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blinking="false"/>
    </style:style>
    <style:style style:name="T3" style:family="text">
      <style:text-properties fo:font-variant="normal" fo:text-transform="none" fo:color="#000000" fo:letter-spacing="normal" officeooo:rsid="000b1808"/>
    </style:style>
    <style:style style:name="T4" style:family="text">
      <style:text-properties fo:font-variant="normal" fo:text-transform="none" fo:color="#000000" fo:letter-spacing="normal" style:font-style-complex="normal"/>
    </style:style>
    <style:style style:name="T5" style:family="text">
      <style:text-properties fo:font-variant="normal" fo:text-transform="none" fo:color="#ce181e" fo:letter-spacing="normal"/>
    </style:style>
    <style:style style:name="T6" style:family="text">
      <style:text-properties fo:font-variant="normal" fo:text-transform="none" fo:color="#ce181e" fo:letter-spacing="normal" style:font-style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fo:font-size="11pt" fo:letter-spacing="normal" fo:font-style="normal" style:text-underline-style="none" fo:font-weight="bold" style:text-blinking="false" fo:background-color="transparent" loext:char-shading-value="0" style:font-size-asian="11pt" style:font-style-asian="normal" style:font-weight-asian="bold" style:font-name-complex="B Nazanin" style:font-size-complex="11pt" style:font-style-complex="normal" style:font-weight-complex="bold"/>
    </style:style>
    <style:style style:name="T8" style:family="text">
      <style:text-properties fo:font-variant="normal" fo:text-transform="none" style:use-window-font-color="true" style:text-line-through-style="none" style:text-line-through-type="none" fo:font-size="11pt" fo:letter-spacing="normal" fo:font-style="normal" style:text-underline-style="none" style:text-blinking="false" fo:background-color="transparent" loext:char-shading-value="0" style:font-size-asian="11pt" style:font-style-asian="normal" style:font-name-complex="B Nazanin" style:font-size-complex="11pt" style:font-style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fo:font-size="11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size-asian="11pt" style:font-style-asian="normal" style:font-weight-asian="bold" style:font-name-complex="B Nazanin" style:font-size-complex="11pt" style:font-style-complex="normal" style:font-weight-complex="bold"/>
    </style:style>
    <style:style style:name="T10" style:family="text">
      <style:text-properties fo:font-variant="normal" fo:text-transform="none" style:use-window-font-color="true" style:text-line-through-style="none" style:text-line-through-type="none" fo:font-size="11pt" fo:letter-spacing="normal" fo:font-style="normal" style:text-underline-style="solid" style:text-underline-width="auto" style:text-underline-color="font-color" style:text-blinking="false" fo:background-color="transparent" loext:char-shading-value="0" style:font-size-asian="11pt" style:font-style-asian="normal" style:font-name-complex="B Nazanin" style:font-size-complex="11pt" style:font-style-complex="normal"/>
    </style:style>
    <style:style style:name="T11" style:family="text">
      <style:text-properties fo:font-variant="normal" fo:text-transform="none" style:use-window-font-color="true" fo:font-size="11pt" fo:letter-spacing="normal" fo:font-style="normal" style:text-underline-style="solid" style:text-underline-width="auto" style:text-underline-color="font-color" fo:font-weight="bold" fo:background-color="transparent" loext:char-shading-value="0" style:font-size-asian="11pt" style:font-style-asian="normal" style:font-weight-asian="bold" style:font-name-complex="B Nazanin" style:font-size-complex="11pt" style:font-style-complex="normal" style:font-weight-complex="bold"/>
    </style:style>
    <style:style style:name="T12" style:family="text">
      <style:text-properties fo:font-variant="normal" fo:text-transform="none" style:use-window-font-color="true" fo:font-size="11pt" fo:letter-spacing="normal" fo:font-style="normal" style:text-underline-style="solid" style:text-underline-width="auto" style:text-underline-color="font-color" fo:background-color="transparent" loext:char-shading-value="0" style:font-size-asian="11pt" style:font-style-asian="normal" style:font-name-complex="B Nazanin" style:font-size-complex="11pt" style:font-style-complex="normal"/>
    </style:style>
    <style:style style:name="T13" style:family="text">
      <style:text-properties fo:font-variant="normal" fo:text-transform="none" style:use-window-font-color="true" fo:font-size="11pt" fo:letter-spacing="normal" fo:font-style="normal" fo:font-weight="bold" fo:background-color="transparent" loext:char-shading-value="0" style:font-size-asian="11pt" style:font-style-asian="normal" style:font-weight-asian="bold" style:font-name-complex="B Nazanin" style:font-size-complex="11pt" style:font-style-complex="normal" style:font-weight-complex="bold"/>
    </style:style>
    <style:style style:name="T14" style:family="text">
      <style:text-properties fo:font-variant="normal" fo:text-transform="none" style:use-window-font-color="true" fo:font-size="11pt" fo:letter-spacing="normal" fo:font-style="normal" fo:background-color="transparent" loext:char-shading-value="0" style:font-size-asian="11pt" style:font-style-asian="normal" style:font-name-complex="B Nazanin" style:font-size-complex="11pt" style:font-style-complex="normal"/>
    </style:style>
    <style:style style:name="T15" style:family="text">
      <style:text-properties fo:font-variant="normal" fo:text-transform="none" style:use-window-font-color="true" fo:font-size="11pt" fo:letter-spacing="normal" fo:font-weight="bold" style:text-blinking="false" fo:background-color="transparent" loext:char-shading-value="0" style:font-size-asian="11pt" style:font-weight-asian="bold" style:font-name-complex="B Nazanin" style:font-size-complex="11pt" style:font-weight-complex="bold"/>
    </style:style>
    <style:style style:name="T16" style:family="text">
      <style:text-properties fo:font-variant="normal" fo:text-transform="none" style:use-window-font-color="true" fo:font-size="11pt" fo:letter-spacing="normal" fo:font-weight="bold" fo:background-color="transparent" loext:char-shading-value="0" style:font-size-asian="11pt" style:font-weight-asian="bold" style:font-name-complex="B Nazanin" style:font-size-complex="11pt" style:font-weight-complex="bold"/>
    </style:style>
    <style:style style:name="T17" style:family="text">
      <style:text-properties fo:font-variant="normal" fo:text-transform="none" style:use-window-font-color="true" fo:font-size="11pt" fo:letter-spacing="normal" style:text-underline-style="solid" style:text-underline-width="auto" style:text-underline-color="font-color" fo:font-weight="bold" style:text-blinking="false" fo:background-color="transparent" loext:char-shading-value="0" style:font-size-asian="11pt" style:font-weight-asian="bold" style:font-name-complex="B Nazanin" style:font-size-complex="11pt" style:font-weight-complex="bold"/>
    </style:style>
    <style:style style:name="T18" style:family="text">
      <style:text-properties fo:font-variant="normal" fo:text-transform="none" style:use-window-font-color="true" fo:font-size="11pt" fo:letter-spacing="normal" style:text-underline-style="solid" style:text-underline-width="auto" style:text-underline-color="font-color" fo:font-weight="bold" fo:background-color="transparent" loext:char-shading-value="0" style:font-size-asian="11pt" style:font-weight-asian="bold" style:font-name-complex="B Nazanin" style:font-size-complex="11pt" style:font-weight-complex="bold"/>
    </style:style>
    <style:style style:name="T19" style:family="text">
      <style:text-properties fo:font-variant="normal" fo:text-transform="none" style:use-window-font-color="true" fo:font-size="11pt" fo:letter-spacing="normal" style:text-underline-style="solid" style:text-underline-width="auto" style:text-underline-color="font-color" style:text-blinking="false" fo:background-color="transparent" loext:char-shading-value="0" style:font-size-asian="11pt" style:font-name-complex="B Nazanin" style:font-size-complex="11pt"/>
    </style:style>
    <style:style style:name="T20" style:family="text">
      <style:text-properties fo:font-variant="normal" fo:text-transform="none" style:use-window-font-color="true" fo:font-size="11pt" fo:letter-spacing="normal" style:text-underline-style="solid" style:text-underline-width="auto" style:text-underline-color="font-color" fo:background-color="transparent" loext:char-shading-value="0" style:font-size-asian="11pt" style:font-name-complex="B Nazanin" style:font-size-complex="11pt"/>
    </style:style>
    <style:style style:name="T21" style:family="text">
      <style:text-properties fo:font-variant="normal" fo:text-transform="none" style:use-window-font-color="true" fo:font-size="11pt" fo:letter-spacing="normal" style:text-blinking="false" fo:background-color="transparent" loext:char-shading-value="0" style:font-size-asian="11pt" style:font-name-complex="B Nazanin" style:font-size-complex="11pt"/>
    </style:style>
    <style:style style:name="T22" style:family="text">
      <style:text-properties fo:font-variant="normal" fo:text-transform="none" style:use-window-font-color="true" fo:font-size="11pt" fo:letter-spacing="normal" officeooo:rsid="0011e43b" style:text-blinking="false" fo:background-color="transparent" loext:char-shading-value="0" style:font-size-asian="11pt" style:font-name-complex="B Nazanin" style:font-size-complex="11pt"/>
    </style:style>
    <style:style style:name="T23" style:family="text">
      <style:text-properties fo:font-variant="normal" fo:text-transform="none" style:use-window-font-color="true" fo:font-size="11pt" fo:letter-spacing="normal" fo:background-color="transparent" loext:char-shading-value="0" style:font-size-asian="11pt" style:font-name-complex="B Nazanin" style:font-size-complex="11pt"/>
    </style:style>
    <style:style style:name="T24" style:family="text">
      <style:text-properties fo:font-variant="normal" fo:text-transform="none" style:use-window-font-color="true" fo:font-size="11pt" fo:letter-spacing="normal" officeooo:rsid="0011e43b" fo:background-color="transparent" loext:char-shading-value="0" style:font-size-asian="11pt" style:font-name-complex="B Nazanin" style:font-size-complex="11pt"/>
    </style:style>
    <style:style style:name="T25" style:family="text">
      <style:text-properties fo:font-variant="normal" fo:text-transform="none" style:use-window-font-color="true" fo:letter-spacing="normal" officeooo:rsid="0011e43b" style:text-blinking="false" fo:background-color="transparent" loext:char-shading-value="0" style:font-name-complex="B Nazanin"/>
    </style:style>
    <style:style style:name="T26" style:family="text">
      <style:text-properties fo:font-variant="normal" fo:text-transform="none" style:use-window-font-color="true" fo:letter-spacing="normal" officeooo:rsid="0011e43b" fo:background-color="transparent" loext:char-shading-value="0" style:font-name-complex="B Nazanin"/>
    </style:style>
    <style:style style:name="T27" style:family="text">
      <style:text-properties fo:font-variant="normal" fo:text-transform="none" style:use-window-font-color="true" fo:letter-spacing="normal" fo:background-color="transparent" loext:char-shading-value="0" style:font-name-complex="B Nazanin"/>
    </style:style>
    <style:style style:name="T28" style:family="text">
      <style:text-properties fo:font-variant="normal" fo:text-transform="none" fo:letter-spacing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text-blinking="false"/>
    </style:style>
    <style:style style:name="T31" style:family="text">
      <style:text-properties officeooo:rsid="000b1808"/>
    </style:style>
    <style:style style:name="T32" style:family="text">
      <style:text-properties fo:color="#ce181e"/>
    </style:style>
    <style:style style:name="T33" style:family="text">
      <style:text-properties officeooo:rsid="000b9cd5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style:font-size-asian="12pt" style:font-size-complex="10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text-blinking="false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nothing" fo:text-indent="0.05in" fo:margin-left="0.10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0402in" fo:text-indent="-0.1201in" fo:margin-left="0.3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Rows">
        <table:table-column table:style-name="Table1.A" table:number-columns-repeated="10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12" office:value-type="float" office:value="0">
            <text:p text:style-name="P4">انواع<text:span text:style-name="T32"> سازوکارهای</text:span> دفاعی <text:span text:style-name="T33">روان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" table:number-rows-spanned="3" office:value-type="string">
            <text:p text:style-name="P5"><text:span text:style-name="T31">انواع</text:span><text:bookmark text:name="تظاهر_بیماری‌های_روانی_با_نقاشی"/><text:span text:style-name="T3"> </text:span><text:span text:style-name="T6">بیماری‌های</text:span><text:span text:style-name="T4"> روانی</text:span></text:p>
          </table:table-cell>
        </table:table-row>
        <table:table-row table:style-name="Table1.2">
          <table:table-cell table:style-name="Table1.A2" table:number-columns-spanned="12" office:value-type="float" office:value="0">
            <text:h text:style-name="P1" text:outline-level="2"><text:span text:style-name="T28">سازوکارهای سطح </text:span><text:span text:style-name="T5">چهارم</text:span><text:span text:style-name="T28"> یا بلوغ یافته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float" office:value="0">
            <text:p text:style-name="P3">گوشه‌گیری</text:p>
          </table:table-cell>
          <table:table-cell table:style-name="Table1.B3" office:value-type="string">
            <text:p text:style-name="P3">باطل‌سازی</text:p>
          </table:table-cell>
          <table:table-cell table:style-name="Table1.C3" office:value-type="float" office:value="0">
            <text:p text:style-name="P3">واپس رانی</text:p>
          </table:table-cell>
          <table:table-cell table:style-name="Table1.D3" office:value-type="string">
            <text:p text:style-name="P3">بازگشت </text:p>
          </table:table-cell>
          <table:table-cell table:style-name="Table1.E3" office:value-type="string">
            <text:p text:style-name="P3">واکنش وارون </text:p>
          </table:table-cell>
          <table:table-cell table:style-name="Table1.C3" office:value-type="float" office:value="0">
            <text:p text:style-name="P3">دلیل‌تراشی</text:p>
          </table:table-cell>
          <table:table-cell table:style-name="Table1.G3" office:value-type="string">
            <text:p text:style-name="P3">جداسازی</text:p>
          </table:table-cell>
          <table:table-cell table:style-name="Table1.C3" office:value-type="float" office:value="0">
            <text:p text:style-name="P3">توجیه عقلی</text:p>
          </table:table-cell>
          <table:table-cell table:style-name="Table1.I3" office:value-type="string">
            <text:p text:style-name="P3">خود بیمار انگاری</text:p>
          </table:table-cell>
          <table:table-cell table:style-name="Table1.C3" office:value-type="float" office:value="0">
            <text:p text:style-name="P3">گسستگی</text:p>
          </table:table-cell>
          <table:table-cell table:style-name="Table1.K3" office:value-type="string">
            <text:p text:style-name="P3">جابجایی</text:p>
          </table:table-cell>
          <table:table-cell table:style-name="Table1.C3" office:value-type="float" office:value="0">
            <text:p text:style-name="P3">گوشه‌گیری</text:p>
          </table:table-cell>
          <table:covered-table-cell/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4" office:value-type="string">
            <text:list xml:id="list923555597" text:style-name="L4">
              <text:list-item>
                <text:p text:style-name="P8">ناتوانی ذهن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5" office:value-type="string">
            <text:list xml:id="list201503046882002" text:continue-numbering="true" text:style-name="L4">
              <text:list-item>
                <text:p text:style-name="P8">تاخیر تکاملی کل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6" office:value-type="string">
            <text:list xml:id="list201501591712425" text:continue-numbering="true" text:style-name="L4">
              <text:list-item>
                <text:p text:style-name="P8">اختلال ارتباط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7" office:value-type="string">
            <text:list xml:id="list201501552511806" text:continue-numbering="true" text:style-name="L4">
              <text:list-item>
                <text:p text:style-name="P8">اختلال طیف اوتیسم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8" office:value-type="string">
            <text:list xml:id="list201502236380068" text:continue-numbering="true" text:style-name="L4">
              <text:list-item>
                <text:p text:style-name="P8">اختلال بیش ­فعالی، کم ­توجهی (ADHD)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9" office:value-type="string">
            <text:list xml:id="list201502201961845" text:continue-numbering="true" text:style-name="L4">
              <text:list-item>
                <text:p text:style-name="P8">اختلال دوقطبی</text:p>
              </text:list-item>
            </text:list>
          </table:table-cell>
        </table:table-row>
        <text:soft-page-break/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10" office:value-type="string">
            <text:list xml:id="list201501937069934" text:continue-numbering="true" text:style-name="L4">
              <text:list-item>
                <text:p text:style-name="P8">شیدای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11" office:value-type="string">
            <text:list xml:id="list201501910555482" text:continue-numbering="true" text:style-name="L4">
              <text:list-item>
                <text:p text:style-name="P8">اختلال اضطراب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12" office:value-type="string">
            <text:list xml:id="list201503328947904" text:continue-numbering="true" text:style-name="L4">
              <text:list-item>
                <text:p text:style-name="P8">اختلال اضطراب فراگیر (GAD)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13" office:value-type="string">
            <text:list xml:id="list201502277091873" text:continue-numbering="true" text:style-name="L4">
              <text:list-item>
                <text:p text:style-name="P8">ترس از مکان­های شلوغ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14" office:value-type="string">
            <text:list xml:id="list201501745050519" text:continue-numbering="true" text:style-name="L4">
              <text:list-item>
                <text:p text:style-name="P8">اختلال اضطراب اجتماع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15" office:value-type="string">
            <text:list xml:id="list201501792154460" text:continue-numbering="true" text:style-name="L4">
              <text:list-item>
                <text:p text:style-name="P8">فوبیای خاص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16" office:value-type="string">
            <text:list xml:id="list201503224348584" text:continue-numbering="true" text:style-name="L4">
              <text:list-item>
                <text:p text:style-name="P8">اختلال عصبی</text:p>
              </text:list-item>
            </text:list>
          </table:table-cell>
        </table:table-row>
        <text:soft-page-break/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726450232" text:continue-numbering="true" text:style-name="L4">
              <text:list-item>
                <text:p text:style-name="P8">اختلال اضطراب جدای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2091544187" text:continue-numbering="true" text:style-name="L4">
              <text:list-item>
                <text:p text:style-name="P8">اختلال سازگار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853116654" text:continue-numbering="true" text:style-name="L4">
              <text:list-item>
                <text:p text:style-name="P8">اختلال اضطراب پس از سانحه (PTSD)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2244758713" text:continue-numbering="true" text:style-name="L4">
              <text:list-item>
                <text:p text:style-name="P8">اختلال دلبستگی واکنش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123817335" text:continue-numbering="true" text:style-name="L4">
              <text:list-item>
                <text:p text:style-name="P8">اختلال تجزیه­ ا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1815311774" text:continue-numbering="true" text:style-name="L4">
              <text:list-item>
                <text:p text:style-name="P8">فراموشی تجزیه ­ا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011178295" text:continue-numbering="true" text:style-name="L4">
              <text:list-item>
                <text:p text:style-name="P8">اختلال تجزیه­ هویت</text:p>
              </text:list-item>
            </text:list>
          </table:table-cell>
        </table:table-row>
        <text:soft-page-break/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3108170722" text:continue-numbering="true" text:style-name="L4">
              <text:list-item>
                <text:p text:style-name="P8">اختلال زوال شخصیت – واقعیت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017790091" text:continue-numbering="true" text:style-name="L4">
              <text:list-item>
                <text:p text:style-name="P8">اختلال علائم جسم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2978890772" text:continue-numbering="true" text:style-name="L4">
              <text:list-item>
                <text:p text:style-name="P8">اختلال اضطراب بیمار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3278194814" text:continue-numbering="true" text:style-name="L4">
              <text:list-item>
                <text:p text:style-name="P8">اختلال تبدیل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1505998741" text:continue-numbering="true" text:style-name="L4">
              <text:list-item>
                <text:p text:style-name="P8">اختلال ساختگ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447746536" text:continue-numbering="true" text:style-name="L4">
              <text:list-item>
                <text:p text:style-name="P8">اختلال در خوردن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2155539637" text:continue-numbering="true" text:style-name="L4">
              <text:list-item>
                <text:p text:style-name="P8">بی ­اشتهایی عصبی</text:p>
              </text:list-item>
            </text:list>
          </table:table-cell>
        </table:table-row>
        <text:soft-page-break/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574714742" text:continue-numbering="true" text:style-name="L4">
              <text:list-item>
                <text:p text:style-name="P8">پرخوری عصب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1795019463" text:continue-numbering="true" text:style-name="L4">
              <text:list-item>
                <text:p text:style-name="P8">اختلال نشخوار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021823781" text:continue-numbering="true" text:style-name="L4">
              <text:list-item>
                <text:p text:style-name="P8">پیکا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1390957571" text:continue-numbering="true" text:style-name="L4">
              <text:list-item>
                <text:p text:style-name="P8">اختلال پرخور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213481024" text:continue-numbering="true" text:style-name="L4">
              <text:list-item>
                <text:p text:style-name="P8">اختلال خواب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3390968804" text:continue-numbering="true" text:style-name="L4">
              <text:list-item>
                <text:p text:style-name="P8">حمله خواب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3406351755" text:continue-numbering="true" text:style-name="L4">
              <text:list-item>
                <text:p text:style-name="P8">اختلال بی­خوابی</text:p>
              </text:list-item>
            </text:list>
          </table:table-cell>
        </table:table-row>
        <text:soft-page-break/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3336404724" text:continue-numbering="true" text:style-name="L4">
              <text:list-item>
                <text:p text:style-name="P8">اختلالات خواب مربوط به تنفس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1719675586" text:continue-numbering="true" text:style-name="L4">
              <text:list-item>
                <text:p text:style-name="P8">خواب ­پریش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2063063058" text:continue-numbering="true" text:style-name="L4">
              <text:list-item>
                <text:p text:style-name="P8">سندرم پای بی ­قرار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1622565099" text:continue-numbering="true" text:style-name="L4">
              <text:list-item>
                <text:p text:style-name="P8">اختلال ایذایی (مخرب)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1520619683" text:continue-numbering="true" text:style-name="L4">
              <text:list-item>
                <text:p text:style-name="P8">جنون دزد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936281696" text:continue-numbering="true" text:style-name="L4">
              <text:list-item>
                <text:p text:style-name="P8">جنون آتش افروز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1540138617" text:continue-numbering="true" text:style-name="L4">
              <text:list-item>
                <text:p text:style-name="P8">اختلال انفجاری متناوب</text:p>
              </text:list-item>
            </text:list>
          </table:table-cell>
        </table:table-row>
        <text:soft-page-break/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398015764" text:continue-numbering="true" text:style-name="L4">
              <text:list-item>
                <text:p text:style-name="P8">اختلال رفتار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3337279828" text:continue-numbering="true" text:style-name="L4">
              <text:list-item>
                <text:p text:style-name="P8">اختلال نافرمانی مقابله ­جویانه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3457074984" text:continue-numbering="true" text:style-name="L4">
              <text:list-item>
                <text:p text:style-name="P8">اختلالات مربوط به مواد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3399005830" text:continue-numbering="true" text:style-name="L4">
              <text:list-item>
                <text:p text:style-name="P8">اختلال قمار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362166346" text:continue-numbering="true" text:style-name="L4">
              <text:list-item>
                <text:p text:style-name="P8">اختلالات عصبی شناخت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1791958470" text:continue-numbering="true" text:style-name="L4">
              <text:list-item>
                <text:p text:style-name="P8">دلیریوم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545881633" text:continue-numbering="true" text:style-name="L4">
              <text:list-item>
                <text:p text:style-name="P8">شیزوفرنی</text:p>
              </text:list-item>
            </text:list>
          </table:table-cell>
        </table:table-row>
        <text:soft-page-break/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3375358986" text:continue-numbering="true" text:style-name="L4">
              <text:list-item>
                <text:p text:style-name="P8">اختلال فکری عمل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1715418559" text:continue-numbering="true" text:style-name="L4">
              <text:list-item>
                <text:p text:style-name="P8">اختلال وسواس فکری-عملی (OCD)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3127525733" text:continue-numbering="true" text:style-name="L4">
              <text:list-item>
                <text:p text:style-name="P8">اختلال بدشکلی بدن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1667456840" text:continue-numbering="true" text:style-name="L4">
              <text:list-item>
                <text:p text:style-name="P8">اختلال احتکار (ذخیره کردن)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1784842101" text:continue-numbering="true" text:style-name="L4">
              <text:list-item>
                <text:p text:style-name="P8">اختلال کندن مو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852479816" text:continue-numbering="true" text:style-name="L4">
              <text:list-item>
                <text:p text:style-name="P8">اختلال کندن پوست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2325907441" text:continue-numbering="true" text:style-name="L4">
              <text:list-item>
                <text:p text:style-name="P8">اختلال وسواس و اختلالات مرتبط با آن ناشی از مواد/دارو</text:p>
              </text:list-item>
            </text:list>
          </table:table-cell>
        </table:table-row>
        <text:soft-page-break/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3000254251" text:continue-numbering="true" text:style-name="L4">
              <text:list-item>
                <text:p text:style-name="P8">اختلال وسواس و اختلالات مرتبط با آن ناشی از بیماری­های جسمی دیگر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3094221620" text:continue-numbering="true" text:style-name="L4">
              <text:list-item>
                <text:p text:style-name="P8">اختلال وسواس فکری عمل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3" office:value-type="float" office:value="0">
            <text:list xml:id="list201502521467483" text:continue-numbering="true" text:style-name="L4">
              <text:list-item>
                <text:p text:style-name="P8">اختلالات شخصیت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2" office:value-type="float" office:value="0">
            <text:list xml:id="list201502025694238" text:continue-numbering="true" text:style-name="L4">
              <text:list-item>
                <text:p text:style-name="P8">اختلال شخصیت ضد اجتماع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63" office:value-type="float" office:value="0">
            <text:list xml:id="list201502703994518" text:continue-numbering="true" text:style-name="L4">
              <text:list-item>
                <text:p text:style-name="P8">اختلال شخصیت اجتنابی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64" office:value-type="float" office:value="0">
            <text:list xml:id="list201502689611871" text:continue-numbering="true" text:style-name="L4">
              <text:list-item>
                <text:p text:style-name="P8">اختلال شخصیت مرز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65" office:value-type="float" office:value="0">
            <text:list xml:id="list201502399284822" text:continue-numbering="true" text:style-name="L4">
              <text:list-item>
                <text:p text:style-name="P8">اختلال شخصیت وابسته</text:p>
              </text:list-item>
            </text:list>
          </table:table-cell>
        </table:table-row>
        <text:soft-page-break/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66" office:value-type="float" office:value="0">
            <text:list xml:id="list201502372533435" text:continue-numbering="true" text:style-name="L4">
              <text:list-item>
                <text:p text:style-name="P8">اختلال شخصیت نمایش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67" office:value-type="float" office:value="0">
            <text:list xml:id="list201502166073720" text:continue-numbering="true" text:style-name="L4">
              <text:list-item>
                <text:p text:style-name="P8">اختلال شخصیت خودشیفته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68" office:value-type="float" office:value="0">
            <text:list xml:id="list201502476422774" text:continue-numbering="true" text:style-name="L4">
              <text:list-item>
                <text:p text:style-name="P8">اختلال شخصیت وسواسی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69" office:value-type="float" office:value="0">
            <text:list xml:id="list201502851828451" text:continue-numbering="true" text:style-name="L4">
              <text:list-item>
                <text:p text:style-name="P8">اختلال شخصیت پارانوید</text:p>
              </text:list-item>
            </text:list>
          </table:table-cell>
        </table:table-row>
        <table:table-row table:style-name="Table1.4">
          <table:table-cell table:style-name="Table1.A2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B4">
            <text:p text:style-name="P7"/>
          </table:table-cell>
          <table:table-cell table:style-name="Table1.M70" office:value-type="float" office:value="0">
            <text:list xml:id="list201501879551962" text:continue-numbering="true" text:style-name="L4">
              <text:list-item>
                <text:p text:style-name="P8">اختلال شخصیت اسکیزوئید</text:p>
              </text:list-item>
            </text:list>
          </table:table-cell>
        </table:table-row>
        <table:table-row table:style-name="Table1.4">
          <table:table-cell table:style-name="Table1.A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C3">
            <text:p text:style-name="P7"/>
          </table:table-cell>
          <table:table-cell table:style-name="Table1.M71" office:value-type="string">
            <text:list xml:id="list201503188041024" text:continue-numbering="true" text:style-name="L4">
              <text:list-item>
                <text:p text:style-name="P8">اختلال شخصیت اسکیزوتایپی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.Arabic UI Display" svg:font-family="'.Arabic UI Display', Tahoma, 'Iranian Serif', 'Noto Naskh Arabic', 'Iranian Sans', 'DejaVu Sans', serif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8:53:12.458864048</meta:creation-date>
    <dc:date>2021-08-28T20:15:01.078883670</dc:date>
    <meta:editing-duration>PT55M36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10" meta:paragraph-count="83" meta:word-count="317" meta:character-count="1639" meta:non-whitespace-character-count="1479"/>
  </office:meta>
</office:document-meta>
</file>